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RendererConfigurator.configure( Renderer renderer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PDFRendererConfigurator.PDFRendererConfigurator( FOUserAgent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ndererConfigurator.buildFilterMapFromConfiguration( Configuration cfg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